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3.648cm" style:rel-column-width="1850*"/>
    </style:style>
    <style:style style:name="Tableau1.B" style:family="table-column">
      <style:table-column-properties style:column-width="2.826cm" style:rel-column-width="1433*"/>
    </style:style>
    <style:style style:name="Tableau1.C" style:family="table-column">
      <style:table-column-properties style:column-width="2.596cm" style:rel-column-width="1317*"/>
    </style:style>
    <style:style style:name="Tableau1.D" style:family="table-column">
      <style:table-column-properties style:column-width="9.931cm" style:rel-column-width="5037*"/>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9.001cm" table:align="margins"/>
    </style:style>
    <style:style style:name="Tableau2.A" style:family="table-column">
      <style:table-column-properties style:column-width="3.381cm" style:rel-column-width="1917*"/>
    </style:style>
    <style:style style:name="Tableau2.B" style:family="table-column">
      <style:table-column-properties style:column-width="5.526cm" style:rel-column-width="3133*"/>
    </style:style>
    <style:style style:name="Tableau2.C" style:family="table-column">
      <style:table-column-properties style:column-width="10.093cm" style:rel-column-width="5722*"/>
    </style:style>
    <style:style style:name="Tableau2.1" style:family="table-row">
      <style:table-row-properties style:min-row-height="0.587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3" style:family="table-cell">
      <style:table-cell-properties fo:padding="0.097cm" fo:border-left="0.002cm solid #000000" fo:border-right="none"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2"/>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list-style-name="L3"/>
    <style:style style:name="P5" style:family="paragraph" style:parent-style-name="Table_20_Contents">
      <style:paragraph-properties fo:text-align="center" style:justify-single-word="false"/>
    </style:style>
    <style:style style:name="P6" style:family="paragraph" style:parent-style-name="Table_20_Contents">
      <style:text-properties fo:font-style="normal" style:font-style-asian="normal" style:font-style-complex="normal"/>
    </style:style>
    <style:style style:name="P7" style:family="paragraph" style:parent-style-name="Table_20_Heading">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chiers de définition (TDD)</text:h>
      <text:p text:style-name="Standard">Le fichier de définition est un fichier texte (encodage ISO-8859-1) composé de trois sections :</text:p>
      <text:list xml:id="list31413581" text:style-name="L2">
        <text:list-item>
          <text:p text:style-name="P2">INFOS : contient les informations générales du modèle</text:p>
        </text:list-item>
        <text:list-item>
          <text:p text:style-name="P2">FIELDS</text:p>
        </text:list-item>
        <text:list-item>
          <text:p text:style-name="P2">FORMULAS</text:p>
        </text:list-item>
      </text:list>
      <text:h text:style-name="Heading_20_2" text:outline-level="2">Section [INFOS]</text:h>
      <text:p text:style-name="Text_20_body">La section INFOS contient toujours 6 lignes</text:p>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
            <text:p text:style-name="P7">Champ</text:p>
          </table:table-cell>
          <table:table-cell table:style-name="Tableau1.A1" office:value-type="string">
            <text:p text:style-name="Table_20_Heading"/>
            <text:p text:style-name="Table_20_Heading">Obligatoire</text:p>
          </table:table-cell>
          <table:table-cell table:style-name="Tableau1.A1" office:value-type="string">
            <text:p text:style-name="Table_20_Heading">Longueur maximale</text:p>
          </table:table-cell>
          <table:table-cell table:style-name="Tableau1.D1" office:value-type="string">
            <text:p text:style-name="Table_20_Heading"/>
            <text:p text:style-name="P7">Description</text:p>
          </table:table-cell>
        </table:table-row>
        <table:table-row>
          <table:table-cell table:style-name="Tableau1.A2" office:value-type="string">
            <text:p text:style-name="Table_20_Contents">TITLE</text:p>
          </table:table-cell>
          <table:table-cell table:style-name="Tableau1.A2" office:value-type="string">
            <text:p text:style-name="P5">oui</text:p>
          </table:table-cell>
          <table:table-cell table:style-name="Tableau1.A2" office:value-type="string">
            <text:p text:style-name="P5">100</text:p>
          </table:table-cell>
          <table:table-cell table:style-name="Tableau1.D2" office:value-type="string">
            <text:p text:style-name="Standard">Nom du modèle</text:p>
          </table:table-cell>
        </table:table-row>
        <table:table-row>
          <table:table-cell table:style-name="Tableau1.A2" office:value-type="string">
            <text:p text:style-name="Table_20_Contents">IMAGE</text:p>
          </table:table-cell>
          <table:table-cell table:style-name="Tableau1.A2" office:value-type="string">
            <text:p text:style-name="P5">oui</text:p>
          </table:table-cell>
          <table:table-cell table:style-name="Tableau1.A2" office:value-type="string">
            <text:p text:style-name="P5">100</text:p>
          </table:table-cell>
          <table:table-cell table:style-name="Tableau1.D2" office:value-type="string">
            <text:p text:style-name="Standard">Nom du fichier image (dans le dossier courant) utilisé comme logo pour le modèle</text:p>
          </table:table-cell>
        </table:table-row>
        <table:table-row>
          <table:table-cell table:style-name="Tableau1.A2" office:value-type="string">
            <text:p text:style-name="Table_20_Contents">AUTHOR</text:p>
          </table:table-cell>
          <table:table-cell table:style-name="Tableau1.A2" office:value-type="string">
            <text:p text:style-name="P5">oui</text:p>
          </table:table-cell>
          <table:table-cell table:style-name="Tableau1.A2" office:value-type="string">
            <text:p text:style-name="P5">100</text:p>
          </table:table-cell>
          <table:table-cell table:style-name="Tableau1.D2" office:value-type="string">
            <text:p text:style-name="Standard">Nom de l'auteur</text:p>
          </table:table-cell>
        </table:table-row>
        <table:table-row>
          <table:table-cell table:style-name="Tableau1.A2" office:value-type="string">
            <text:p text:style-name="Table_20_Contents">VERSION</text:p>
          </table:table-cell>
          <table:table-cell table:style-name="Tableau1.A2" office:value-type="string">
            <text:p text:style-name="P5">oui</text:p>
          </table:table-cell>
          <table:table-cell table:style-name="Tableau1.A2" office:value-type="string">
            <text:p text:style-name="P5">20</text:p>
          </table:table-cell>
          <table:table-cell table:style-name="Tableau1.D2" office:value-type="string">
            <text:p text:style-name="Standard">Chaîne de caractère représentant la version du modèle. Aucun contrôle n'est effectué, il s'agit d'un élément informatif.</text:p>
          </table:table-cell>
        </table:table-row>
        <table:table-row>
          <table:table-cell table:style-name="Tableau1.A2" office:value-type="string">
            <text:p text:style-name="Table_20_Contents">TPL</text:p>
          </table:table-cell>
          <table:table-cell table:style-name="Tableau1.A2" office:value-type="string">
            <text:p text:style-name="P5">oui</text:p>
          </table:table-cell>
          <table:table-cell table:style-name="Tableau1.A2" office:value-type="string">
            <text:p text:style-name="P5">250</text:p>
          </table:table-cell>
          <table:table-cell table:style-name="Tableau1.D2" office:value-type="string">
            <text:p text:style-name="Standard">Liste des modèles de pages (TPL), le premier fichier désigné est la page 1, le deuxième la page 2, etc. Les fichiers sont séparés</text:p>
          </table:table-cell>
        </table:table-row>
        <table:table-row>
          <table:table-cell table:style-name="Tableau1.A2" office:value-type="string">
            <text:p text:style-name="Table_20_Contents">DESCRIPTION</text:p>
          </table:table-cell>
          <table:table-cell table:style-name="Tableau1.A2" office:value-type="string">
            <text:p text:style-name="P5">oui</text:p>
          </table:table-cell>
          <table:table-cell table:style-name="Tableau1.A2" office:value-type="string">
            <text:p text:style-name="P5">250</text:p>
          </table:table-cell>
          <table:table-cell table:style-name="Tableau1.D2" office:value-type="string">
            <text:p text:style-name="Standard">Description du modèle</text:p>
          </table:table-cell>
        </table:table-row>
      </table:table>
      <text:p text:style-name="Standard"/>
      <text:p text:style-name="P1">Exemple :</text:p>
      <text:p text:style-name="P1"/>
      <text:p text:style-name="Code">[INFOS]</text:p>
      <text:p text:style-name="Code">TITLE=La Brigade Chimérique</text:p>
      <text:p text:style-name="Code">IMAGE=logo.png</text:p>
      <text:p text:style-name="Code">AUTHOR=FredTGZ</text:p>
      <text:p text:style-name="Code">VERSION=2011-05-09</text:p>
      <text:p text:style-name="Code">TPL=page1.tpl</text:p>
      <text:p text:style-name="Code">DESCRIPTION=Fiche de personnage d'une page pour la Brigade chimérique.</text:p>
      <text:p text:style-name="Standard"/>
      <text:h text:style-name="Heading_20_2" text:outline-level="2">Section [FIELDS]</text:h>
      <text:p text:style-name="Text_20_body">Les champs sont définis par une série de données se présentant sous la forme :</text:p>
      <text:p text:style-name="Text_20_body"><text:span text:style-name="T1">&lt;Nom du champ&gt;</text:span><text:span text:style-name="T3">=</text:span><text:span text:style-name="T1">&lt; Libellé du groupe&gt;</text:span><text:span text:style-name="T5">:</text:span><text:span text:style-name="T1">&lt;Numéro d'ordre du groupe&gt;</text:span><text:span text:style-name="T4">:</text:span><text:span text:style-name="T1">&lt;Libellé du champ&gt;</text:span><text:span text:style-name="T5">:</text:span><text:span text:style-name="T1">&lt;Code du type de champ&gt;</text:span></text:p>
      <text:list xml:id="list34328200" text:style-name="L3">
        <text:list-item>
          <text:p text:style-name="P4">Nom du champ = nom technique du champ</text:p>
        </text:list-item>
        <text:list-item>
          <text:p text:style-name="P4">Libellé du groupe = nom du groupe de champ, s'il n'est pas fourni, c'est qu'il s'agit du même que précédement.</text:p>
        </text:list-item>
        <text:list-item>
          <text:p text:style-name="P4">Numéro d'ordre du groupe : numéro du groupe, son identifiant unique. S'il n'est pas fourni, <text:s/>seul le libellé du groupe permettra d'identifier le groupe.</text:p>
        </text:list-item>
        <text:list-item>
          <text:p text:style-name="P4">Libellé du champ : Libellé du champ</text:p>
        </text:list-item>
        <text:list-item>
          <text:p text:style-name="P4">Code du type de champ : un code technique décrivant le type du champ (voir tableau ci-dessous).</text:p>
        </text:list-item>
      </text:list>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Type</text:p>
          </table:table-cell>
          <table:table-cell table:style-name="Tableau2.A1" office:value-type="string">
            <text:p text:style-name="P7">Code</text:p>
          </table:table-cell>
          <table:table-cell table:style-name="Tableau2.C1" office:value-type="string">
            <text:p text:style-name="P7">Description</text:p>
          </table:table-cell>
        </table:table-row>
        <text:soft-page-break/>
        <table:table-row>
          <table:table-cell table:style-name="Tableau2.A2" table:number-columns-spanned="3" office:value-type="string">
            <text:p text:style-name="P7">Champs de type alphanumérique</text:p>
          </table:table-cell>
          <table:covered-table-cell/>
          <table:covered-table-cell/>
        </table:table-row>
        <table:table-row>
          <table:table-cell table:style-name="Tableau2.A3" office:value-type="string">
            <text:p text:style-name="Table_20_Contents">Texte</text:p>
          </table:table-cell>
          <table:table-cell table:style-name="Tableau2.A3" office:value-type="string">
            <text:p text:style-name="Table_20_Contents">TEXT(<text:span text:style-name="T1">&lt;min&gt;</text:span>,<text:span text:style-name="T1">&lt;max&gt;</text:span><text:span text:style-name="T3">)</text:span></text:p>
          </table:table-cell>
          <table:table-cell table:style-name="Tableau2.A2" office:value-type="string">
            <text:p text:style-name="Table_20_Contents">Texte dont la longueur doit être comprise entre min et max.</text:p>
          </table:table-cell>
        </table:table-row>
        <table:table-row>
          <table:table-cell table:style-name="Tableau2.A3" office:value-type="string">
            <text:p text:style-name="Table_20_Contents">Mot de passe</text:p>
          </table:table-cell>
          <table:table-cell table:style-name="Tableau2.A3" office:value-type="string">
            <text:p text:style-name="Table_20_Contents">PASSWORD(<text:span text:style-name="T1">&lt;min&gt;</text:span>,<text:span text:style-name="T1">&lt;max&gt;</text:span><text:span text:style-name="T3">)</text:span></text:p>
          </table:table-cell>
          <table:table-cell table:style-name="Tableau2.A2" office:value-type="string">
            <text:p text:style-name="Table_20_Contents"/>
          </table:table-cell>
        </table:table-row>
        <table:table-row>
          <table:table-cell table:style-name="Tableau2.A2" table:number-columns-spanned="3" office:value-type="string">
            <text:p text:style-name="P7">Champs de type numérique</text:p>
          </table:table-cell>
          <table:covered-table-cell/>
          <table:covered-table-cell/>
        </table:table-row>
        <table:table-row>
          <table:table-cell table:style-name="Tableau2.A3" office:value-type="string">
            <text:p text:style-name="Table_20_Contents">Entier</text:p>
          </table:table-cell>
          <table:table-cell table:style-name="Tableau2.A3" office:value-type="string">
            <text:p text:style-name="Table_20_Contents">INT(<text:span text:style-name="T1">&lt;min&gt;</text:span>,<text:span text:style-name="T1">&lt;max&gt;</text:span><text:span text:style-name="T3">)</text:span></text:p>
          </table:table-cell>
          <table:table-cell table:style-name="Tableau2.A2" office:value-type="string">
            <text:p text:style-name="Table_20_Contents">Entier compris entre la valeur min et la valeur max</text:p>
          </table:table-cell>
        </table:table-row>
        <table:table-row>
          <table:table-cell table:style-name="Tableau2.A3" office:value-type="string">
            <text:p text:style-name="Table_20_Contents">Nombre</text:p>
          </table:table-cell>
          <table:table-cell table:style-name="Tableau2.A3" office:value-type="string">
            <text:p text:style-name="Table_20_Contents">FLOAT</text:p>
          </table:table-cell>
          <table:table-cell table:style-name="Tableau2.A2" office:value-type="string">
            <text:p text:style-name="Table_20_Contents"/>
          </table:table-cell>
        </table:table-row>
        <table:table-row>
          <table:table-cell table:style-name="Tableau2.A2" table:number-columns-spanned="3" office:value-type="string">
            <text:p text:style-name="P7">Champs de type date</text:p>
          </table:table-cell>
          <table:covered-table-cell/>
          <table:covered-table-cell/>
        </table:table-row>
        <table:table-row>
          <table:table-cell table:style-name="Tableau2.A3" office:value-type="string">
            <text:p text:style-name="Table_20_Contents">DATE</text:p>
          </table:table-cell>
          <table:table-cell table:style-name="Tableau2.A3" office:value-type="string">
            <text:p text:style-name="Table_20_Contents">DATE</text:p>
          </table:table-cell>
          <table:table-cell table:style-name="Tableau2.A2" office:value-type="string">
            <text:p text:style-name="Table_20_Contents">Date au format ISO8601 <text:span text:style-name="T1">AAAA-MM-JJ</text:span></text:p>
            <text:p text:style-name="P6">Exemple : 2011-05-09</text:p>
          </table:table-cell>
        </table:table-row>
        <table:table-row>
          <table:table-cell table:style-name="Tableau2.A3" office:value-type="string">
            <text:p text:style-name="Table_20_Contents">DATETIME</text:p>
          </table:table-cell>
          <table:table-cell table:style-name="Tableau2.A3" office:value-type="string">
            <text:p text:style-name="Table_20_Contents">DATETIME</text:p>
          </table:table-cell>
          <table:table-cell table:style-name="Tableau2.A2" office:value-type="string">
            <text:p text:style-name="Table_20_Contents">Date au format ISO8601 <text:span text:style-name="T1">AAAA-MM-JJ</text:span>T<text:span text:style-name="T1">HH:MM:SS</text:span></text:p>
            <text:p text:style-name="P6">Exemple : 2011-05-09T14:58:07</text:p>
          </table:table-cell>
        </table:table-row>
        <table:table-row>
          <table:table-cell table:style-name="Tableau2.A2" table:number-columns-spanned="3" office:value-type="string">
            <text:p text:style-name="P7">Champs de type logique/technique</text:p>
          </table:table-cell>
          <table:covered-table-cell/>
          <table:covered-table-cell/>
        </table:table-row>
        <table:table-row>
          <table:table-cell table:style-name="Tableau2.A3" office:value-type="string">
            <text:p text:style-name="Table_20_Contents">Booléen</text:p>
          </table:table-cell>
          <table:table-cell table:style-name="Tableau2.A3" office:value-type="string">
            <text:p text:style-name="Table_20_Contents">BOOL</text:p>
          </table:table-cell>
          <table:table-cell table:style-name="Tableau2.A2" office:value-type="string">
            <text:p text:style-name="Table_20_Contents">Donnée simple indiquant si une condition est vraie ou fausse. En pratique 0=faux, 1=vrai.</text:p>
          </table:table-cell>
        </table:table-row>
        <table:table-row>
          <table:table-cell table:style-name="Tableau2.A3" office:value-type="string">
            <text:p text:style-name="Table_20_Contents">NONE</text:p>
          </table:table-cell>
          <table:table-cell table:style-name="Tableau2.A3" office:value-type="string">
            <text:p text:style-name="Table_20_Contents">NONE</text:p>
          </table:table-cell>
          <table:table-cell table:style-name="Tableau2.A2" office:value-type="string">
            <text:p text:style-name="Table_20_Contents"/>
          </table:table-cell>
        </table:table-row>
        <table:table-row>
          <table:table-cell table:style-name="Tableau2.A3" office:value-type="string">
            <text:p text:style-name="Table_20_Contents">NULL</text:p>
          </table:table-cell>
          <table:table-cell table:style-name="Tableau2.A3" office:value-type="string">
            <text:p text:style-name="Table_20_Contents">NULL</text:p>
          </table:table-cell>
          <table:table-cell table:style-name="Tableau2.A2" office:value-type="string">
            <text:p text:style-name="Table_20_Contents"/>
          </table:table-cell>
        </table:table-row>
        <table:table-row>
          <table:table-cell table:style-name="Tableau2.A3" office:value-type="string">
            <text:p text:style-name="Table_20_Contents">HIDDEN</text:p>
          </table:table-cell>
          <table:table-cell table:style-name="Tableau2.A3" office:value-type="string">
            <text:p text:style-name="Table_20_Contents">HIDDEN</text:p>
          </table:table-cell>
          <table:table-cell table:style-name="Tableau2.A2" office:value-type="string">
            <text:p text:style-name="Table_20_Contents">Le champ est caché et n'est donc pas saisissable</text:p>
          </table:table-cell>
        </table:table-row>
        <table:table-row>
          <table:table-cell table:style-name="Tableau2.A3" office:value-type="string">
            <text:p text:style-name="Table_20_Contents"/>
          </table:table-cell>
          <table:table-cell table:style-name="Tableau2.A3" office:value-type="string">
            <text:p text:style-name="Table_20_Contents"/>
          </table:table-cell>
          <table:table-cell table:style-name="Tableau2.A2" office:value-type="string">
            <text:p text:style-name="Table_20_Contents"/>
          </table:table-cell>
        </table:table-row>
        <table:table-row>
          <table:table-cell table:style-name="Tableau2.A2" table:number-columns-spanned="3" office:value-type="string">
            <text:p text:style-name="P7">Champs de types listes de choix</text:p>
          </table:table-cell>
          <table:covered-table-cell/>
          <table:covered-table-cell/>
        </table:table-row>
        <table:table-row>
          <table:table-cell table:style-name="Tableau2.A3" office:value-type="string">
            <text:p text:style-name="Table_20_Contents">Liste de choix</text:p>
          </table:table-cell>
          <table:table-cell table:style-name="Tableau2.A3" office:value-type="string">
            <text:p text:style-name="Table_20_Contents">LIST("<text:span text:style-name="T1">&lt;choix 1&gt;</text:span>","<text:span text:style-name="T1">&lt;choix 2&gt;</text:span>", ...)</text:p>
          </table:table-cell>
          <table:table-cell table:style-name="Tableau2.A2" office:value-type="string">
            <text:p text:style-name="Table_20_Contents">Liste de valeur parmi lesquels un choix doit être fait.</text:p>
          </table:table-cell>
        </table:table-row>
        <table:table-row>
          <table:table-cell table:style-name="Tableau2.A3" office:value-type="string">
            <text:p text:style-name="Table_20_Contents">Liste de choix (radio)</text:p>
          </table:table-cell>
          <table:table-cell table:style-name="Tableau2.A3" office:value-type="string">
            <text:p text:style-name="Table_20_Contents">OPTION("<text:span text:style-name="T1">&lt;choix 1&gt;</text:span>","<text:span text:style-name="T1">&lt;choix 2&gt;</text:span>", ...)</text:p>
          </table:table-cell>
          <table:table-cell table:style-name="Tableau2.A2" office:value-type="string">
            <text:p text:style-name="Table_20_Contents">Idem, l'affichage se fera sous forme de bouton radio</text:p>
          </table:table-cell>
        </table:table-row>
        <table:table-row>
          <table:table-cell table:style-name="Tableau2.A3" office:value-type="string">
            <text:p text:style-name="Table_20_Contents">Liste de choix incrémentielle</text:p>
          </table:table-cell>
          <table:table-cell table:style-name="Tableau2.A3" office:value-type="string">
            <text:p text:style-name="Table_20_Contents">LISTINC(<text:span text:style-name="T1">&lt;min&gt;</text:span>,<text:span text:style-name="T1">&lt;max&gt;</text:span><text:span text:style-name="T3">,</text:span><text:span text:style-name="T1">&lt;incrément&gt;</text:span><text:span text:style-name="T3">)</text:span></text:p>
          </table:table-cell>
          <table:table-cell table:style-name="Tableau2.A2" office:value-type="string">
            <text:p text:style-name="Table_20_Contents">Génère une liste de valeur dans laquelle le choix devra être fait. La valeur min est proposée puis on incrémente min de la valeur d'incrément jusqu'à atteindre max (sans le dépasser).</text:p>
          </table:table-cell>
        </table:table-row>
        <table:table-row>
          <table:table-cell table:style-name="Tableau2.A3" office:value-type="string">
            <text:p text:style-name="Table_20_Contents">OPTIONINC</text:p>
          </table:table-cell>
          <table:table-cell table:style-name="Tableau2.A3" office:value-type="string">
            <text:p text:style-name="Table_20_Contents">OPTIONINC(<text:span text:style-name="T1">&lt;min&gt;</text:span>,<text:span text:style-name="T1">&lt;max&gt;</text:span><text:span text:style-name="T3">,</text:span><text:span text:style-name="T1">&lt;incrément&gt;</text:span><text:span text:style-name="T3">)</text:span></text:p>
          </table:table-cell>
          <table:table-cell table:style-name="Tableau2.A2" office:value-type="string">
            <text:p text:style-name="Table_20_Contents">Idem, l'affichage se fera sous forme de bouton radio</text:p>
          </table:table-cell>
        </table:table-row>
        <table:table-row>
          <table:table-cell table:style-name="Tableau2.A2" table:number-columns-spanned="3" office:value-type="string">
            <text:p text:style-name="P7">Champs de type "web"</text:p>
          </table:table-cell>
          <table:covered-table-cell/>
          <table:covered-table-cell/>
        </table:table-row>
        <table:table-row>
          <table:table-cell table:style-name="Tableau2.A3" office:value-type="string">
            <text:p text:style-name="Table_20_Contents">Adresse e-mail</text:p>
          </table:table-cell>
          <table:table-cell table:style-name="Tableau2.A3" office:value-type="string">
            <text:p text:style-name="Table_20_Contents">MAIL</text:p>
          </table:table-cell>
          <table:table-cell table:style-name="Tableau2.A2" office:value-type="string">
            <text:p text:style-name="Table_20_Contents">Adresse email de la forme &lt;nom_utilisateur&gt;@&lt;domain&gt;.&lt;suffixe&gt;</text:p>
          </table:table-cell>
        </table:table-row>
        <table:table-row>
          <table:table-cell table:style-name="Tableau2.A3" office:value-type="string">
            <text:p text:style-name="Table_20_Contents">URL</text:p>
          </table:table-cell>
          <table:table-cell table:style-name="Tableau2.A3" office:value-type="string">
            <text:p text:style-name="Table_20_Contents">URL</text:p>
          </table:table-cell>
          <table:table-cell table:style-name="Tableau2.A2" office:value-type="string">
            <text:p text:style-name="Table_20_Contents">URL de type HTTP, HTTPS, FTP.</text:p>
          </table:table-cell>
        </table:table-row>
      </table:table>
      <text:p text:style-name="Standard"/>
      <text:p text:style-name="P3">Exemple : </text:p>
      <text:p text:style-name="Code">[FIELDS]</text:p>
      <text:p text:style-name="Code">CHAMP_A1=Groupe A:1:Nom du champ A1:TEXT(1,40)</text:p>
      <text:p text:style-name="Code">CHAMP_A2=:1:Nom du champ A2:TEXT(1,40)</text:p>
      <text:p text:style-name="Code">CHAMP_B1=Groupe B:2:Nom du champ B1:LISTINC(0,5,1)</text:p>
      <text:p text:style-name="Code">CHAMP_B2=:2:Nom du champ B2:INT(0,100)</text:p>
      <text:h text:style-name="Heading_20_2" text:outline-level="2"/>
      <text:h text:style-name="Heading_20_2" text:outline-level="2">Section : Formules</text:h>
      <text:p text:style-name="Standard"/>
      <text:p text:style-name="Standard">Opérations mathématiques</text:p>
      <text:p text:style-name="Standard"><text:soft-page-break/>+*/-%</text:p>
      <text:p text:style-name="Standard"/>
      <text:p text:style-name="Standard">CONCAT()</text:p>
      <text:p text:style-name="Standard">ROUND(), ROUND.INF(), ROUND.SUP()</text:p>
      <text:h text:style-name="Heading_20_1" text:outline-level="1">Fichiers de modèles (TPL)</text:h>
      <text:p text:style-name="Text_20_body"/>
      <text:p text:style-name="Text_20_body"/>
      <text:p text:style-name="Text_20_body"/>
      <text:h text:style-name="Heading_20_1" text:outline-level="1">Exemple de modèle</text:h>
      <text:p text:style-name="Code">[INFOS]</text:p>
      <text:p text:style-name="Code">TITLE=Mon modèle</text:p>
      <text:p text:style-name="Code">IMAGE=logo.png</text:p>
      <text:p text:style-name="Code">AUTHOR=Moi</text:p>
      <text:p text:style-name="Code">VERSION=2011-05-09</text:p>
      <text:p text:style-name="Code">TPL=page1.tpl</text:p>
      <text:p text:style-name="Code">DESCRIPTION=Modèle d'exemple</text:p>
      <text:p text:style-name="Code">[FIELDS]</text:p>
      <text:p text:style-name="Code">CHAMP_A1=Groupe A::Nom du champ A1:TEXT(1,40)</text:p>
      <text:p text:style-name="Code">CHAMP_A2=::Nom du champ A2:TEXT(1,40)</text:p>
      <text:p text:style-name="Code">CHAMP_B1=Groupe B::Nom du champ B1:LISTINC(0,5,1)</text:p>
      <text:p text:style-name="Code">CHAMP_B2=::Nom du champ B2:TEXT(1,40)</text:p>
      <text:p text:style-name="Code">[FORMULAS]</text:p>
      <text:p text:style-name="Cod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paragraph-properties fo:margin-left="0.499cm" fo:margin-right="0cm" fo:text-indent="0cm" style:auto-text-indent="false" fo:background-color="#e6e6e6" style:shadow="none">
        <style:background-image/>
      </style:paragraph-properties>
      <style:text-properties style:font-name="Courier New1" fo:font-size="9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08M04S</meta:editing-duration>
    <meta:editing-cycles>6</meta:editing-cycles>
    <meta:generator>OpenOffice.org/3.2$Win32 OpenOffice.org_project/320m18$Build-9502</meta:generator>
    <dc:date>2011-10-17T14:22:12.43</dc:date>
    <dc:creator>Frédéric Herrou</dc:creator>
    <meta:document-statistic meta:table-count="2" meta:image-count="0" meta:object-count="0" meta:page-count="3" meta:paragraph-count="132" meta:word-count="533" meta:character-count="3522"/>
    <meta:user-defined meta:name="Info 1"/>
    <meta:user-defined meta:name="Info 2"/>
    <meta:user-defined meta:name="Info 3"/>
    <meta:user-defined meta:name="Info 4"/>
  </office:meta>
</office:document-meta>
</file>